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496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Default"/>
        </table:table-row>
        <table:table-row table:style-name="ro3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town_music.wav</text:p>
          </table:table-cell>
          <table:table-cell table:style-name="Default"/>
        </table:table-row>
        <table:table-row table:style-name="ro5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/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/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/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/>
        </table:table-row>
        <table:table-row table:style-name="ro6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</table:table-cell>
          <table:table-cell office:value-type="string">
            <text:p>26,52</text:p>
            <text:p>18,1</text:p>
            <text:p>19,1</text:p>
          </table:table-cell>
          <table:table-cell office:value-type="string">
            <text:p>5</text:p>
            <text:p>7</text:p>
            <text:p>7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Mayor)18,68</text:p>
            <text:p>(NPC1)29,31</text:p>
            <text:p>(Armor)30, 119</text:p>
          </table:table-cell>
          <table:table-cell office:value-type="string">
            <text:p>6,0,1</text:p>
            <text:p>6,?,?</text:p>
            <text:p>6,?,?</text:p>
            <text:p>(6,1,1)(6,1,2)(6,1,3)</text:p>
            <text:p>6,?,?</text:p>
            <text:p>6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/>
        </table:table-row>
        <table:table-row table:style-name="ro7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?,?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?,?,?</text:p>
            <text:p>?,?,?</text:p>
          </table:table-cell>
          <table:table-cell office:value-type="string">
            <text:p>1</text:p>
            <text:p>2</text:p>
            <text:p>1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/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19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4/01/2019</text:date>, <text:time>17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01T17:46:09.84</dc:date>
    <meta:editing-duration>PT3H28M33S</meta:editing-duration>
    <meta:editing-cycles>16</meta:editing-cycles>
    <meta:generator>OpenOffice/4.1.6$Win32 OpenOffice.org_project/416m1$Build-9790</meta:generator>
    <meta:document-statistic meta:table-count="3" meta:cell-count="162" meta:object-count="0"/>
  </office:meta>
</office:document-meta>
</file>